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Sept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25">
            <text:p>3.25</text:p>
          </table:table-cell>
          <table:table-cell table:formula="of:=[.B4]/[.B28]" office:value-type="percentage" office:value="0.0855263157894737">
            <text:p>8.6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8]" office:value-type="percentage" office:value="0.0263157894736842">
            <text:p>2.6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3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131578947368421">
            <text:p>1.3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5">
            <text:p>0.5</text:p>
          </table:table-cell>
          <table:table-cell table:formula="of:=[.B18]/[.B28]" office:value-type="percentage" office:value="0.0131578947368421">
            <text:p>1.3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0.5">
            <text:p>0.5</text:p>
          </table:table-cell>
          <table:table-cell table:formula="of:=[.B23]/[.B28]" office:value-type="percentage" office:value="0.0131578947368421">
            <text:p>1.3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ideal-gas</text:p>
          </table:table-cell>
          <table:table-cell table:formula="of:=SUM([.E24:.AI24])" office:value-type="float" office:value="0.5">
            <text:p>0.5</text:p>
          </table:table-cell>
          <table:table-cell table:formula="of:=[.B24]/[.B28]" office:value-type="percentage" office:value="0.0131578947368421">
            <text:p>1.3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31.5">
            <text:p>31.5</text:p>
          </table:table-cell>
          <table:table-cell table:formula="of:=[.B25]/[.B28]" office:value-type="percentage" office:value="0.828947368421053">
            <text:p>82.9%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rutherford-scattering</text:p>
          </table:table-cell>
          <table:table-cell table:style-name="ce10" table:formula="of:=SUM([.E26:.AI26])" office:value-type="float" office:value="0.25">
            <text:p>0.25</text:p>
          </table:table-cell>
          <table:table-cell table:formula="of:=[.B26]/[.B28]" office:value-type="percentage" office:value="0.00657894736842105">
            <text:p>0.7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8">
            <text:p>38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2">
            <text:p>2</text:p>
          </table:table-cell>
          <table:table-cell table:style-name="ce20" table:formula="of:=SUM([.I4:.I27])" office:value-type="float" office:value="5.25">
            <text:p>5.25</text:p>
          </table:table-cell>
          <table:table-cell table:style-name="ce20" table:formula="of:=SUM([.J4:.J27])" office:value-type="float" office:value="3.75">
            <text:p>3.75</text:p>
          </table:table-cell>
          <table:table-cell table:style-name="ce20" table:formula="of:=SUM([.K4:.K27])" office:value-type="float" office:value="5.5">
            <text:p>5.5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7.25">
            <text:p>7.25</text:p>
          </table:table-cell>
          <table:table-cell table:style-name="ce20" table:formula="of:=SUM([.O4:.O27])" office:value-type="float" office:value="8.5">
            <text:p>8.5</text:p>
          </table:table-cell>
          <table:table-cell table:style-name="ce20" table:formula="of:=SUM([.P4:.P27])" office:value-type="float" office:value="5.75">
            <text:p>5.75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7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9-12T17:53:17</dc:date>
    <meta:editing-duration>PT07H32M08S</meta:editing-duration>
    <meta:editing-cycles>180</meta:editing-cycles>
    <meta:generator>NeoOffice/3.1.2$Unix OpenOffice.org_project/Patch 9</meta:generator>
    <meta:document-statistic meta:table-count="1" meta:cell-count="152" meta:object-count="0"/>
  </office:meta>
</office:document-meta>
</file>